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fo:background-color="#E7E6E6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fo:background-color="#E7E6E6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" style:family="table-cell" style:parent-style-name="Default" style:data-style-name="N0">
      <style:table-cell-properties fo:background-color="#D0CECE"/>
    </style:style>
    <style:style style:name="ce7" style:family="table-cell" style:parent-style-name="Default" style:data-style-name="N0">
      <style:table-cell-properties fo:background-color="#FFF2CC"/>
    </style:style>
    <style:style style:name="ce8" style:family="table-cell" style:parent-style-name="Default" style:data-style-name="N0">
      <style:table-cell-properties fo:background-color="#BDD7EE"/>
    </style:style>
    <style:style style:name="ce9" style:family="table-cell" style:parent-style-name="Default" style:data-style-name="N0">
      <style:table-cell-properties fo:background-color="#C6E0B4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4765cm"/>
    </style:style>
    <style:style style:name="co4" style:family="table-column">
      <style:table-column-properties fo:break-before="auto" style:column-width="2.878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6374" table:default-cell-style-name="ce1"/>
        <table:table-row table:style-name="ro1">
          <table:table-cell table:number-columns-repeated="2" table:style-name="ce1"/>
          <table:table-cell office:value-type="string" table:number-columns-spanned="2" table:number-rows-spanned="1" table:style-name="ce10">
            <text:p>Contribution</text:p>
          </table:table-cell>
          <table:covered-table-cell/>
          <table:table-cell office:value-type="string" table:number-columns-spanned="2" table:number-rows-spanned="1" table:style-name="ce10">
            <text:p>Ratio</text:p>
          </table:table-cell>
          <table:covered-table-cell/>
          <table:table-cell office:value-type="string" table:number-columns-spanned="2" table:number-rows-spanned="1" table:style-name="ce10">
            <text:p>Values</text:p>
          </table:table-cell>
          <table:covered-table-cell/>
          <table:table-cell table:number-columns-repeated="16376" table:style-name="ce1"/>
        </table:table-row>
        <table:table-row table:style-name="ro1">
          <table:table-cell office:value-type="string" table:style-name="ce2">
            <text:p>X</text:p>
          </table:table-cell>
          <table:table-cell table:style-name="ce1"/>
          <table:table-cell office:value-type="string" table:style-name="ce1">
            <text:p>Health</text:p>
          </table:table-cell>
          <table:table-cell office:value-type="string" table:style-name="ce1">
            <text:p>Strength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Strength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Strength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Speed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,2</text:p>
          </table:table-cell>
          <table:table-cell office:value-type="float" office:value="0.4" table:style-name="ce1">
            <text:p>0,4</text:p>
          </table:table-cell>
          <table:table-cell office:value-type="float" office:value="-2" table:formula="of:=[.E3]*[.$G$9]*[.C3]" table:style-name="ce1">
            <text:p>-2</text:p>
          </table:table-cell>
          <table:table-cell office:value-type="float" office:value="4" table:formula="of:=[.F3]*[.$G$9]*[.D3]" table:style-name="ce1">
            <text:p>4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Weight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,2</text:p>
          </table:table-cell>
          <table:table-cell office:value-type="float" office:value="0.2" table:style-name="ce1">
            <text:p>0,2</text:p>
          </table:table-cell>
          <table:table-cell office:value-type="float" office:value="2" table:formula="of:=[.E4]*[.$G$9]*[.C4]" table:style-name="ce1">
            <text:p>2</text:p>
          </table:table-cell>
          <table:table-cell office:value-type="float" office:value="-2" table:formula="of:=[.F4]*[.$G$9]*[.D4]" table:style-name="ce1">
            <text:p>-2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Size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,1</text:p>
          </table:table-cell>
          <table:table-cell office:value-type="float" office:value="0.2" table:style-name="ce1">
            <text:p>0,2</text:p>
          </table:table-cell>
          <table:table-cell office:value-type="float" office:value="-1" table:formula="of:=[.E5]*[.$G$9]*[.C5]" table:style-name="ce1">
            <text:p>-1</text:p>
          </table:table-cell>
          <table:table-cell office:value-type="float" office:value="2" table:formula="of:=[.F5]*[.$G$9]*[.D5]" table:style-name="ce1">
            <text:p>2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Nutritio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,4</text:p>
          </table:table-cell>
          <table:table-cell office:value-type="float" office:value="0.1" table:style-name="ce1">
            <text:p>0,1</text:p>
          </table:table-cell>
          <table:table-cell office:value-type="float" office:value="4" table:formula="of:=[.E6]*[.$G$9]*[.C6]" table:style-name="ce1">
            <text:p>4</text:p>
          </table:table-cell>
          <table:table-cell office:value-type="float" office:value="1" table:formula="of:=[.F6]*[.$G$9]*[.D6]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Fertility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,1</text:p>
          </table:table-cell>
          <table:table-cell office:value-type="float" office:value="0.1" table:style-name="ce1">
            <text:p>0,1</text:p>
          </table:table-cell>
          <table:table-cell office:value-type="float" office:value="1" table:formula="of:=[.E7]*[.$G$9]*[.C7]" table:style-name="ce1">
            <text:p>1</text:p>
          </table:table-cell>
          <table:table-cell office:value-type="float" office:value="-1" table:formula="of:=[.F7]*[.$G$9]*[.D7]" table:style-name="ce1">
            <text:p>-1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Total =1 -&gt;</text:p>
          </table:table-cell>
          <table:table-cell office:value-type="float" office:value="1" table:formula="of:=SUM([.E3:.E7])" table:style-name="ce1">
            <text:p>1</text:p>
          </table:table-cell>
          <table:table-cell office:value-type="float" office:value="1" table:formula="of:=SUM([.F3:.F7])" table:style-name="ce1">
            <text:p>1</text:p>
          </table:table-cell>
          <table:table-cell office:value-type="float" office:value="4" table:formula="of:=SUM([.G3:.G7])" table:style-name="ce1">
            <text:p>4</text:p>
          </table:table-cell>
          <table:table-cell office:value-type="float" office:value="4" table:formula="of:=SUM([.H3:.H7])" table:style-name="ce1">
            <text:p>4</text:p>
          </table:table-cell>
          <table:table-cell office:value-type="string" table:style-name="ce1">
            <text:p>&lt;- Total</text:p>
          </table:table-cell>
          <table:table-cell office:value-type="string" table:style-name="ce1">
            <text:p>Tatal of both</text:p>
          </table:table-cell>
          <table:table-cell office:value-type="float" office:value="8" table:formula="of:=[.G8]+[.H8]" table:style-name="ce1">
            <text:p>8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&lt;- Cap</text:p>
          </table:table-cell>
          <table:table-cell office:value-type="string" table:style-name="ce5">
            <text:p>Total cap in both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6">
            <text:p>Test</text:p>
          </table:table-cell>
          <table:table-cell office:value-type="string" table:style-name="ce6">
            <text:p>Speed</text:p>
          </table:table-cell>
          <table:table-cell office:value-type="string" table:style-name="ce6">
            <text:p>Weight</text:p>
          </table:table-cell>
          <table:table-cell office:value-type="string" table:style-name="ce6">
            <text:p>Size</text:p>
          </table:table-cell>
          <table:table-cell office:value-type="string" table:style-name="ce6">
            <text:p>Nutrition</text:p>
          </table:table-cell>
          <table:table-cell office:value-type="string" table:style-name="ce6">
            <text:p>Fertility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7">
            <text:p>X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5" table:formula="of:=SUM([.C12:.G12])" table:style-name="ce1">
            <text:p>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8">
            <text:p>Strength</text:p>
          </table:table-cell>
          <table:table-cell office:value-type="float" office:value="0.4" table:formula="of:=[.$F$3]*[.$D$3]*[.C12]" table:style-name="ce8">
            <text:p>0,4</text:p>
          </table:table-cell>
          <table:table-cell office:value-type="float" office:value="-0.2" table:formula="of:=[.$D$4]*[.$F$4]*[.D12]" table:style-name="ce1">
            <text:p>-0,2</text:p>
          </table:table-cell>
          <table:table-cell office:value-type="float" office:value="0.2" table:formula="of:=[.$D$5]*[.$F$5]*[.E12]" table:style-name="ce1">
            <text:p>0,2</text:p>
          </table:table-cell>
          <table:table-cell office:value-type="float" office:value="0.1" table:formula="of:=[.$D$6]*[.$F$6]*[.F12]" table:style-name="ce1">
            <text:p>0,1</text:p>
          </table:table-cell>
          <table:table-cell office:value-type="float" office:value="-0.1" table:formula="of:=[.$D$7]*[.$F$7]*[.G12]" table:style-name="ce1">
            <text:p>-0,1</text:p>
          </table:table-cell>
          <table:table-cell office:value-type="float" office:value="4" table:formula="of:=SUM([.C13:.G13])*[.$G$9]" table:style-name="ce1">
            <text:p>4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9">
            <text:p>Health</text:p>
          </table:table-cell>
          <table:table-cell office:value-type="float" office:value="-0.2" table:formula="of:=[.$C$3]*[.$E$3]*[.C12]" table:style-name="ce9">
            <text:p>-0,2</text:p>
          </table:table-cell>
          <table:table-cell office:value-type="float" office:value="0.2" table:formula="of:=[.$C$4]*[.$E$4]*[.D12]" table:style-name="ce1">
            <text:p>0,2</text:p>
          </table:table-cell>
          <table:table-cell office:value-type="float" office:value="-0.1" table:formula="of:=[.$C$5]*[.$E$5]*[.E12]" table:style-name="ce1">
            <text:p>-0,1</text:p>
          </table:table-cell>
          <table:table-cell office:value-type="float" office:value="0.4" table:formula="of:=[.$C$6]*[.$E$6]*[.F12]" table:style-name="ce1">
            <text:p>0,4</text:p>
          </table:table-cell>
          <table:table-cell office:value-type="float" office:value="0.1" table:formula="of:=[.$C$7]*[.$E$7]*[.G12]" table:style-name="ce1">
            <text:p>0,1</text:p>
          </table:table-cell>
          <table:table-cell office:value-type="float" office:value="4" table:formula="of:=SUM([.C14:.G14])*[.$H$9]" table:style-name="ce1">
            <text:p>4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8" table:formula="of:=[.H14]+[.H13]" table:style-name="ce1">
            <text:p>8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6">
            <text:p>Test</text:p>
          </table:table-cell>
          <table:table-cell office:value-type="string" table:style-name="ce6">
            <text:p>Speed</text:p>
          </table:table-cell>
          <table:table-cell office:value-type="string" table:style-name="ce6">
            <text:p>Weight</text:p>
          </table:table-cell>
          <table:table-cell office:value-type="string" table:style-name="ce6">
            <text:p>Size</text:p>
          </table:table-cell>
          <table:table-cell office:value-type="string" table:style-name="ce6">
            <text:p>Nutrition</text:p>
          </table:table-cell>
          <table:table-cell office:value-type="string" table:style-name="ce6">
            <text:p>Fertility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7">
            <text:p>X</text:p>
          </table:table-cell>
          <table:table-cell office:value-type="float" office:value="0.5" table:style-name="ce7">
            <text:p>0,5</text:p>
          </table:table-cell>
          <table:table-cell office:value-type="float" office:value="0.5" table:style-name="ce7">
            <text:p>0,5</text:p>
          </table:table-cell>
          <table:table-cell office:value-type="float" office:value="0.5" table:style-name="ce7">
            <text:p>0,5</text:p>
          </table:table-cell>
          <table:table-cell office:value-type="float" office:value="0.5" table:style-name="ce7">
            <text:p>0,5</text:p>
          </table:table-cell>
          <table:table-cell office:value-type="float" office:value="0.5" table:style-name="ce7">
            <text:p>0,5</text:p>
          </table:table-cell>
          <table:table-cell office:value-type="float" office:value="2.5" table:formula="of:=SUM([.C17:.G17])" table:style-name="ce1">
            <text:p>2,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8">
            <text:p>Strength</text:p>
          </table:table-cell>
          <table:table-cell office:value-type="float" office:value="0.2" table:formula="of:=[.$F$3]*[.$D$3]*[.C17]" table:style-name="ce8">
            <text:p>0,2</text:p>
          </table:table-cell>
          <table:table-cell office:value-type="float" office:value="-0.1" table:formula="of:=[.$D$4]*[.$F$4]*[.D17]" table:style-name="ce1">
            <text:p>-0,1</text:p>
          </table:table-cell>
          <table:table-cell office:value-type="float" office:value="0.1" table:formula="of:=[.$D$5]*[.$F$5]*[.E17]" table:style-name="ce1">
            <text:p>0,1</text:p>
          </table:table-cell>
          <table:table-cell office:value-type="float" office:value="0.05" table:formula="of:=[.$D$6]*[.$F$6]*[.F17]" table:style-name="ce1">
            <text:p>0,05</text:p>
          </table:table-cell>
          <table:table-cell office:value-type="float" office:value="-0.05" table:formula="of:=[.$D$7]*[.$F$7]*[.G17]" table:style-name="ce1">
            <text:p>-0,05</text:p>
          </table:table-cell>
          <table:table-cell office:value-type="float" office:value="2" table:formula="of:=SUM([.C18:.G18])*[.$G$9]" table:style-name="ce1">
            <text:p>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Health</text:p>
          </table:table-cell>
          <table:table-cell office:value-type="float" office:value="-0.1" table:formula="of:=[.$C$3]*[.$E$3]*[.C17]" table:style-name="ce9">
            <text:p>-0,1</text:p>
          </table:table-cell>
          <table:table-cell office:value-type="float" office:value="0.1" table:formula="of:=[.$C$4]*[.$E$4]*[.D17]" table:style-name="ce1">
            <text:p>0,1</text:p>
          </table:table-cell>
          <table:table-cell office:value-type="float" office:value="-0.05" table:formula="of:=[.$C$5]*[.$E$5]*[.E17]" table:style-name="ce1">
            <text:p>-0,05</text:p>
          </table:table-cell>
          <table:table-cell office:value-type="float" office:value="0.2" table:formula="of:=[.$C$6]*[.$E$6]*[.F17]" table:style-name="ce1">
            <text:p>0,2</text:p>
          </table:table-cell>
          <table:table-cell office:value-type="float" office:value="0.05" table:formula="of:=[.$C$7]*[.$E$7]*[.G17]" table:style-name="ce1">
            <text:p>0,05</text:p>
          </table:table-cell>
          <table:table-cell office:value-type="float" office:value="2" table:formula="of:=SUM([.C19:.G19])*[.$H$9]" table:style-name="ce1">
            <text:p>2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float" office:value="4" table:formula="of:=[.H19]+[.H18]" table:style-name="ce1">
            <text:p>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Test</text:p>
          </table:table-cell>
          <table:table-cell office:value-type="string" table:style-name="ce6">
            <text:p>Speed</text:p>
          </table:table-cell>
          <table:table-cell office:value-type="string" table:style-name="ce6">
            <text:p>Weight</text:p>
          </table:table-cell>
          <table:table-cell office:value-type="string" table:style-name="ce6">
            <text:p>Size</text:p>
          </table:table-cell>
          <table:table-cell office:value-type="string" table:style-name="ce6">
            <text:p>Nutrition</text:p>
          </table:table-cell>
          <table:table-cell office:value-type="string" table:style-name="ce6">
            <text:p>Fertility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7">
            <text:p>X</text:p>
          </table:table-cell>
          <table:table-cell office:value-type="float" office:value="0.3" table:style-name="ce7">
            <text:p>0,3</text:p>
          </table:table-cell>
          <table:table-cell office:value-type="float" office:value="0.6" table:style-name="ce7">
            <text:p>0,6</text:p>
          </table:table-cell>
          <table:table-cell office:value-type="float" office:value="0.8" table:style-name="ce7">
            <text:p>0,8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.7" table:formula="of:=SUM([.C23:.G23])" table:style-name="ce1">
            <text:p>3,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8">
            <text:p>Strength</text:p>
          </table:table-cell>
          <table:table-cell office:value-type="float" office:value="0.12" table:formula="of:=[.$F$3]*[.$D$3]*[.C23]" table:style-name="ce8">
            <text:p>0,12</text:p>
          </table:table-cell>
          <table:table-cell office:value-type="float" office:value="-0.12" table:formula="of:=[.$D$4]*[.$F$4]*[.D23]" table:style-name="ce1">
            <text:p>-0,12</text:p>
          </table:table-cell>
          <table:table-cell office:value-type="float" office:value="0.16000000000000003" table:formula="of:=[.$D$5]*[.$F$5]*[.E23]" table:style-name="ce1">
            <text:p>0,16</text:p>
          </table:table-cell>
          <table:table-cell office:value-type="float" office:value="0.1" table:formula="of:=[.$D$6]*[.$F$6]*[.F23]" table:style-name="ce1">
            <text:p>0,1</text:p>
          </table:table-cell>
          <table:table-cell office:value-type="float" office:value="-0.1" table:formula="of:=[.$D$7]*[.$F$7]*[.G23]" table:style-name="ce1">
            <text:p>-0,1</text:p>
          </table:table-cell>
          <table:table-cell office:value-type="float" office:value="1.6" table:formula="of:=SUM([.C24:.G24])*[.$G$9]" table:style-name="ce1">
            <text:p>1,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Health</text:p>
          </table:table-cell>
          <table:table-cell office:value-type="float" office:value="-0.06" table:formula="of:=[.$C$3]*[.$E$3]*[.C23]" table:style-name="ce9">
            <text:p>-0,06</text:p>
          </table:table-cell>
          <table:table-cell office:value-type="float" office:value="0.12" table:formula="of:=[.$C$4]*[.$E$4]*[.D23]" table:style-name="ce1">
            <text:p>0,12</text:p>
          </table:table-cell>
          <table:table-cell office:value-type="float" office:value="-8.0000000000000016E-2" table:formula="of:=[.$C$5]*[.$E$5]*[.E23]" table:style-name="ce1">
            <text:p>-0,08</text:p>
          </table:table-cell>
          <table:table-cell office:value-type="float" office:value="0.4" table:formula="of:=[.$C$6]*[.$E$6]*[.F23]" table:style-name="ce1">
            <text:p>0,4</text:p>
          </table:table-cell>
          <table:table-cell office:value-type="float" office:value="0.1" table:formula="of:=[.$C$7]*[.$E$7]*[.G23]" table:style-name="ce1">
            <text:p>0,1</text:p>
          </table:table-cell>
          <table:table-cell office:value-type="float" office:value="4.8" table:formula="of:=SUM([.C25:.G25])*[.$H$9]" table:style-name="ce1">
            <text:p>4,8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float" office:value="6.4" table:formula="of:=[.H24]+[.H25]" table:style-name="ce1">
            <text:p>6,4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Test</text:p>
          </table:table-cell>
          <table:table-cell office:value-type="string" table:style-name="ce6">
            <text:p>Speed</text:p>
          </table:table-cell>
          <table:table-cell office:value-type="string" table:style-name="ce6">
            <text:p>Weight</text:p>
          </table:table-cell>
          <table:table-cell office:value-type="string" table:style-name="ce6">
            <text:p>Size</text:p>
          </table:table-cell>
          <table:table-cell office:value-type="string" table:style-name="ce6">
            <text:p>Nutrition</text:p>
          </table:table-cell>
          <table:table-cell office:value-type="string" table:style-name="ce6">
            <text:p>Fertility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7">
            <text:p>X</text:p>
          </table:table-cell>
          <table:table-cell office:value-type="float" office:value="0.40529999999999999" table:formula="of:=[.C23]*1.351" table:style-name="ce7">
            <text:p>0,4053</text:p>
          </table:table-cell>
          <table:table-cell office:value-type="float" office:value="0.81059999999999999" table:formula="of:=[.D23]*1.351" table:style-name="ce7">
            <text:p>0,8106</text:p>
          </table:table-cell>
          <table:table-cell office:value-type="float" office:value="1.0808" table:formula="of:=[.E23]*1.351" table:style-name="ce7">
            <text:p>1,0808</text:p>
          </table:table-cell>
          <table:table-cell office:value-type="float" office:value="1.351" table:formula="of:=[.F23]*1.351" table:style-name="ce7">
            <text:p>1,351</text:p>
          </table:table-cell>
          <table:table-cell office:value-type="float" office:value="1.351" table:formula="of:=[.G23]*1.351" table:style-name="ce7">
            <text:p>1,351</text:p>
          </table:table-cell>
          <table:table-cell office:value-type="float" office:value="4.9986999999999995" table:formula="of:=SUM([.C31:.G31])" table:style-name="ce1">
            <text:p>4,998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8">
            <text:p>Strength</text:p>
          </table:table-cell>
          <table:table-cell office:value-type="float" office:value="0.16212000000000001" table:formula="of:=[.$F$3]*[.$D$3]*[.C31]" table:style-name="ce8">
            <text:p>0,16212</text:p>
          </table:table-cell>
          <table:table-cell office:value-type="float" office:value="-0.16212000000000001" table:formula="of:=[.$D$4]*[.$F$4]*[.D31]" table:style-name="ce1">
            <text:p>-0,16212</text:p>
          </table:table-cell>
          <table:table-cell office:value-type="float" office:value="0.21616000000000002" table:formula="of:=[.$D$5]*[.$F$5]*[.E31]" table:style-name="ce1">
            <text:p>0,21616</text:p>
          </table:table-cell>
          <table:table-cell office:value-type="float" office:value="0.1351" table:formula="of:=[.$D$6]*[.$F$6]*[.F31]" table:style-name="ce1">
            <text:p>0,1351</text:p>
          </table:table-cell>
          <table:table-cell office:value-type="float" office:value="-0.1351" table:formula="of:=[.$D$7]*[.$F$7]*[.G31]" table:style-name="ce1">
            <text:p>-0,1351</text:p>
          </table:table-cell>
          <table:table-cell office:value-type="float" office:value="2.1616" table:formula="of:=SUM([.C32:.G32])*[.$G$9]" table:style-name="ce1">
            <text:p>2,161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Health</text:p>
          </table:table-cell>
          <table:table-cell office:value-type="float" office:value="-8.1060000000000007E-2" table:formula="of:=[.$C$3]*[.$E$3]*[.C31]" table:style-name="ce9">
            <text:p>-0,08106</text:p>
          </table:table-cell>
          <table:table-cell office:value-type="float" office:value="0.16212000000000001" table:formula="of:=[.$C$4]*[.$E$4]*[.D31]" table:style-name="ce1">
            <text:p>0,16212</text:p>
          </table:table-cell>
          <table:table-cell office:value-type="float" office:value="-0.10808000000000001" table:formula="of:=[.$C$5]*[.$E$5]*[.E31]" table:style-name="ce1">
            <text:p>-0,10808</text:p>
          </table:table-cell>
          <table:table-cell office:value-type="float" office:value="0.54039999999999999" table:formula="of:=[.$C$6]*[.$E$6]*[.F31]" table:style-name="ce1">
            <text:p>0,5404</text:p>
          </table:table-cell>
          <table:table-cell office:value-type="float" office:value="0.1351" table:formula="of:=[.$C$7]*[.$E$7]*[.G31]" table:style-name="ce1">
            <text:p>0,1351</text:p>
          </table:table-cell>
          <table:table-cell office:value-type="float" office:value="6.4847999999999999" table:formula="of:=SUM([.C33:.G33])*[.$H$9]" table:style-name="ce1">
            <text:p>6,4848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float" office:value="8.6463999999999999" table:formula="of:=[.H32]+[.H33]" table:style-name="ce1">
            <text:p>8,646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Test</text:p>
          </table:table-cell>
          <table:table-cell office:value-type="string" table:style-name="ce6">
            <text:p>Speed</text:p>
          </table:table-cell>
          <table:table-cell office:value-type="string" table:style-name="ce6">
            <text:p>Weight</text:p>
          </table:table-cell>
          <table:table-cell office:value-type="string" table:style-name="ce6">
            <text:p>Size</text:p>
          </table:table-cell>
          <table:table-cell office:value-type="string" table:style-name="ce6">
            <text:p>Nutrition</text:p>
          </table:table-cell>
          <table:table-cell office:value-type="string" table:style-name="ce6">
            <text:p>Fertility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7">
            <text:p>X</text:p>
          </table:table-cell>
          <table:table-cell office:value-type="float" office:value="0.65" table:style-name="ce7">
            <text:p>0,65</text:p>
          </table:table-cell>
          <table:table-cell office:value-type="float" office:value="0.34" table:style-name="ce7">
            <text:p>0,34</text:p>
          </table:table-cell>
          <table:table-cell office:value-type="float" office:value="0.48" table:style-name="ce7">
            <text:p>0,48</text:p>
          </table:table-cell>
          <table:table-cell office:value-type="float" office:value="0.48" table:style-name="ce7">
            <text:p>0,48</text:p>
          </table:table-cell>
          <table:table-cell office:value-type="float" office:value="0.28000000000000003" table:style-name="ce7">
            <text:p>0,28</text:p>
          </table:table-cell>
          <table:table-cell office:value-type="float" office:value="2.23" table:formula="of:=SUM([.C38:.G38])" table:style-name="ce1">
            <text:p>2,2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8">
            <text:p>Strength</text:p>
          </table:table-cell>
          <table:table-cell office:value-type="float" office:value="0.26" table:formula="of:=[.$F$3]*[.$D$3]*[.C38]" table:style-name="ce8">
            <text:p>0,26</text:p>
          </table:table-cell>
          <table:table-cell office:value-type="float" office:value="-6.8000000000000005E-2" table:formula="of:=[.$D$4]*[.$F$4]*[.D38]" table:style-name="ce1">
            <text:p>-0,068</text:p>
          </table:table-cell>
          <table:table-cell office:value-type="float" office:value="9.6000000000000002E-2" table:formula="of:=[.$D$5]*[.$F$5]*[.E38]" table:style-name="ce1">
            <text:p>0,096</text:p>
          </table:table-cell>
          <table:table-cell office:value-type="float" office:value="4.8000000000000001E-2" table:formula="of:=[.$D$6]*[.$F$6]*[.F38]" table:style-name="ce1">
            <text:p>0,048</text:p>
          </table:table-cell>
          <table:table-cell office:value-type="float" office:value="-2.8000000000000004E-2" table:formula="of:=[.$D$7]*[.$F$7]*[.G38]" table:style-name="ce1">
            <text:p>-0,028</text:p>
          </table:table-cell>
          <table:table-cell office:value-type="float" office:value="3.08" table:formula="of:=SUM([.C39:.G39])*[.$G$9]" table:style-name="ce1">
            <text:p>3,0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Health</text:p>
          </table:table-cell>
          <table:table-cell office:value-type="float" office:value="-0.13" table:formula="of:=[.$C$3]*[.$E$3]*[.C38]" table:style-name="ce9">
            <text:p>-0,13</text:p>
          </table:table-cell>
          <table:table-cell office:value-type="float" office:value="6.8000000000000005E-2" table:formula="of:=[.$C$4]*[.$E$4]*[.D38]" table:style-name="ce1">
            <text:p>0,068</text:p>
          </table:table-cell>
          <table:table-cell office:value-type="float" office:value="-4.8000000000000001E-2" table:formula="of:=[.$C$5]*[.$E$5]*[.E38]" table:style-name="ce1">
            <text:p>-0,048</text:p>
          </table:table-cell>
          <table:table-cell office:value-type="float" office:value="0.192" table:formula="of:=[.$C$6]*[.$E$6]*[.F38]" table:style-name="ce1">
            <text:p>0,192</text:p>
          </table:table-cell>
          <table:table-cell office:value-type="float" office:value="2.8000000000000004E-2" table:formula="of:=[.$C$7]*[.$E$7]*[.G38]" table:style-name="ce1">
            <text:p>0,028</text:p>
          </table:table-cell>
          <table:table-cell office:value-type="float" office:value="1.1000000000000001" table:formula="of:=SUM([.C40:.G40])*[.$H$9]" table:style-name="ce1">
            <text:p>1,1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float" office:value="4.18" table:formula="of:=[.H40]+[.H39]" table:style-name="ce1">
            <text:p>4,18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Test</text:p>
          </table:table-cell>
          <table:table-cell office:value-type="string" table:style-name="ce6">
            <text:p>Speed</text:p>
          </table:table-cell>
          <table:table-cell office:value-type="string" table:style-name="ce6">
            <text:p>Weight</text:p>
          </table:table-cell>
          <table:table-cell office:value-type="string" table:style-name="ce6">
            <text:p>Size</text:p>
          </table:table-cell>
          <table:table-cell office:value-type="string" table:style-name="ce6">
            <text:p>Nutrition</text:p>
          </table:table-cell>
          <table:table-cell office:value-type="string" table:style-name="ce6">
            <text:p>Fertility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7">
            <text:p>X</text:p>
          </table:table-cell>
          <table:table-cell office:value-type="float" office:value="1.4560000000000002" table:formula="of:=[.C38]*2.24" table:style-name="ce7">
            <text:p>1,456</text:p>
          </table:table-cell>
          <table:table-cell office:value-type="float" office:value="0.76160000000000017" table:formula="of:=[.D38]*2.24" table:style-name="ce7">
            <text:p>0,7616</text:p>
          </table:table-cell>
          <table:table-cell office:value-type="float" office:value="0" table:style-name="ce7">
            <text:p>0</text:p>
          </table:table-cell>
          <table:table-cell office:value-type="float" office:value="1.0752000000000002" table:formula="of:=[.F38]*2.24" table:style-name="ce7">
            <text:p>1,0752</text:p>
          </table:table-cell>
          <table:table-cell office:value-type="float" office:value="0.62720000000000009" table:formula="of:=[.G38]*2.24" table:style-name="ce7">
            <text:p>0,6272</text:p>
          </table:table-cell>
          <table:table-cell office:value-type="float" office:value="3.9200000000000008" table:formula="of:=SUM([.C45:.G45])" table:style-name="ce1">
            <text:p>3,9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8">
            <text:p>Strength</text:p>
          </table:table-cell>
          <table:table-cell office:value-type="float" office:value="0.58240000000000014" table:formula="of:=[.$F$3]*[.$D$3]*[.C45]" table:style-name="ce8">
            <text:p>0,5824</text:p>
          </table:table-cell>
          <table:table-cell office:value-type="float" office:value="-0.15232000000000004" table:formula="of:=[.$D$4]*[.$F$4]*[.D45]" table:style-name="ce1">
            <text:p>-0,15232</text:p>
          </table:table-cell>
          <table:table-cell office:value-type="float" office:value="0" table:formula="of:=[.$D$5]*[.$F$5]*[.E45]" table:style-name="ce1">
            <text:p>0</text:p>
          </table:table-cell>
          <table:table-cell office:value-type="float" office:value="0.10752000000000002" table:formula="of:=[.$D$6]*[.$F$6]*[.F45]" table:style-name="ce1">
            <text:p>0,10752</text:p>
          </table:table-cell>
          <table:table-cell office:value-type="float" office:value="-6.2720000000000012E-2" table:formula="of:=[.$D$7]*[.$F$7]*[.G45]" table:style-name="ce1">
            <text:p>-0,06272</text:p>
          </table:table-cell>
          <table:table-cell office:value-type="float" office:value="4.7488000000000019" table:formula="of:=SUM([.C46:.G46])*[.$G$9]" table:style-name="ce1">
            <text:p>4,748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Health</text:p>
          </table:table-cell>
          <table:table-cell office:value-type="float" office:value="-0.29120000000000007" table:formula="of:=[.$C$3]*[.$E$3]*[.C45]" table:style-name="ce9">
            <text:p>-0,2912</text:p>
          </table:table-cell>
          <table:table-cell office:value-type="float" office:value="0.15232000000000004" table:formula="of:=[.$C$4]*[.$E$4]*[.D45]" table:style-name="ce1">
            <text:p>0,15232</text:p>
          </table:table-cell>
          <table:table-cell office:value-type="float" office:value="0" table:formula="of:=[.$C$5]*[.$E$5]*[.E45]" table:style-name="ce1">
            <text:p>0</text:p>
          </table:table-cell>
          <table:table-cell office:value-type="float" office:value="0.43008000000000007" table:formula="of:=[.$C$6]*[.$E$6]*[.F45]" table:style-name="ce1">
            <text:p>0,43008</text:p>
          </table:table-cell>
          <table:table-cell office:value-type="float" office:value="6.2720000000000012E-2" table:formula="of:=[.$C$7]*[.$E$7]*[.G45]" table:style-name="ce1">
            <text:p>0,06272</text:p>
          </table:table-cell>
          <table:table-cell office:value-type="float" office:value="3.5392000000000001" table:formula="of:=SUM([.C47:.G47])*[.$H$9]" table:style-name="ce1">
            <text:p>3,5392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float" office:value="8.288000000000002" table:formula="of:=[.H47]+[.H46]" table:style-name="ce1">
            <text:p>8,288</text:p>
          </table:table-cell>
          <table:table-cell table:number-columns-repeated="16376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Zineb EL HAOUARI</meta:initial-creator>
    <dc:creator>Zineb EL HAOUARI</dc:creator>
    <meta:creation-date>2017-06-13T12:05:03Z</meta:creation-date>
    <dc:date>2017-06-15T17:58:51Z</dc:date>
  </office:meta>
</office:document-meta>
</file>